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list-style-name="L1">
      <style:text-properties style:font-name="Arial"/>
    </style:style>
    <style:style style:name="P3" style:family="paragraph" style:parent-style-name="Text_20_body" style:list-style-name="L2">
      <style:text-properties style:font-name="Arial"/>
    </style:style>
    <style:style style:name="P4" style:family="paragraph" style:parent-style-name="Text_20_body" style:list-style-name="L4">
      <style:text-properties style:font-name="Ari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7"/>
    <style:style style:name="T1" style:family="text">
      <style:text-properties style:font-name-asian="Courier" style:font-name-complex="Courier"/>
    </style:style>
    <style:style style:name="T2" style:family="text">
      <style:text-properties style:font-name="Arial"/>
    </style:style>
    <style:style style:name="T3" style:family="text">
      <style:text-properties style:font-name="Arial" style:font-name-asian="Courier" style:font-name-complex="Courie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ives</text:p>
      <text:list xml:id="list174550285" text:style-name="L1">
        <text:list-item>
          <text:p text:style-name="P5"><text:span text:style-name="T2">Develop a performance based browser</text:span></text:p>
        </text:list-item>
        <text:list-item>
          <text:p text:style-name="P2">Usable on an embedded system (TPC-43)</text:p>
        </text:list-item>
        <text:list-item>
          <text:p text:style-name="P2">Use the GTK port of Webkit</text:p>
        </text:list-item>
        <text:list-item>
          <text:p text:style-name="P5"><text:span text:style-name="T2">Command line configurable</text:span></text:p>
        </text:list-item>
      </text:list>
      <text:p text:style-name="P1"/>
      <text:p text:style-name="P1"/>
      <text:p text:style-name="P1"/>
      <text:p text:style-name="P1">WebKitGtk+</text:p>
      <text:p text:style-name="P1">Advantages:</text:p>
      <text:list xml:id="list1026111442" text:style-name="L2">
        <text:list-item>
          <text:p text:style-name="P6"><text:span text:style-name="T3">Firmly established </text:span><text:span text:style-name="T2">development base</text:span></text:p>
        </text:list-item>
        <text:list-item>
          <text:p text:style-name="P3"><text:span text:style-name="T1">Simple API</text:span></text:p>
        </text:list-item>
        <text:list-item>
          <text:p text:style-name="P6"><text:span text:style-name="T3">Seamless Gtk+ integration</text:span></text:p>
        </text:list-item>
      </text:list>
      <text:p text:style-name="P1"/>
      <text:p text:style-name="P1">Disadvantages:</text:p>
      <text:list xml:id="list1170985721" text:style-name="L3">
        <text:list-item>
          <text:p text:style-name="P7"><text:span text:style-name="T3">Difficult to disable </text:span><text:span text:style-name="T2">some features</text:span></text:p>
        </text:list-item>
      </text:list>
      <text:p text:style-name="P1"/>
      <text:p text:style-name="P1"/>
      <text:p text:style-name="P1"/>
      <text:p text:style-name="P1"/>
      <text:p text:style-name="P1">Challenges</text:p>
      <text:list xml:id="list2012853663" text:style-name="L4">
        <text:list-item>
          <text:p text:style-name="P8"><text:span text:style-name="T2">Different Flavours &amp; Versions of Linux</text:span></text:p>
        </text:list-item>
        <text:list-item>
          <text:p text:style-name="P4">Benchmarking</text:p>
        </text:list-item>
        <text:list-item>
          <text:p text:style-name="P4">WebKitGtk+ Compiler Flags</text:p>
        </text:list-item>
        <text:list-item>
          <text:p text:style-name="P4">Very Little Online Support (Documentation is Objective-C)</text:p>
        </text:list-item>
        <text:list-item>
          <text:p text:style-name="P4">Disabling WebKitGtk+ Features</text:p>
        </text:list-item>
      </text:list>
      <text:p text:style-name="P1"/>
      <text:p text:style-name="P1"/>
      <text:p text:style-name="P1"/>
      <text:p text:style-name="Text_20_body"><text:span text:style-name="T2"><text:line-break/>WHY WEB-KIT </text:span></text:p>
      <text:list xml:id="list1824221577" text:style-name="L7">
        <text:list-item>
          <text:p text:style-name="P9"><text:span text:style-name="T2">Current browser software for desktop PC's are extremely resource intensive. Firefox and Internet Explorer require large amounts of ram, disk space and cpu cycles to function well and hence, due to the nature of our products (low power, small foot print), don't provide a workable solution. </text:span></text:p>
        </text:list-item>
        <text:list-item>
          <text:p text:style-name="P9"><text:soft-page-break/><text:span text:style-name="T2">In the embedded space there are many open source browsers but all with minimal functionality and ongoing development. There are commercial browsers available, targeted at the embedded space (Opera), but all involve ongoing licensing fees.</text:span></text:p>
        </text:list-item>
        <text:list-item>
          <text:p text:style-name="P9"><text:span text:style-name="T2">WebKit is the one open source browser project that has; broad based support from the open source community, significant ongoing development, a focus towards hand held devices (low power, small footprint), both open source and commercial applications based on it, and, industry support with major contributions (Apple: Apples Safari browser, for the desktop and the iphone have been developed using WebKit)</text:span></text:p>
        </text:list-item>
      </text:list>
      <text:p text:style-name="Text_20_body"><text:span text:style-name="T2"/></text:p>
      <text:p text:style-name="Text_20_body"><text:span text:style-name="T2"/></text:p>
      <text:p text:style-name="Text_20_body"><text:span text:style-name="T2"/></text:p>
      <text:p text:style-name="Text_20_body"><text:span text:style-name="T2">Highligthing</text:span></text:p>
      <text:p text:style-name="Text_20_body"><text:span text:style-name="T2">Webkit, like all modern browsers, has the ability to select text, graphics and other elements on a screen for the purpose of copying them. The problem with this is that when you are using a touch screen, there is a likelyhood for the user 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keyboard_7e_LT_7e_Gliederung_20_1" style:display-name="keybo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Gliederung_20_2" style:display-name="keyboard~LT~Gliederung 2" style:family="paragraph" style:parent-style-name="keybo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keyboard_7e_LT_7e_Gliederung_20_3" style:display-name="keyboard~LT~Gliederung 3" style:family="paragraph" style:parent-style-name="keybo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keyboard_7e_LT_7e_Gliederung_20_4" style:display-name="keyboard~LT~Gliederung 4" style:family="paragraph" style:parent-style-name="keybo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keyboard_7e_LT_7e_Gliederung_20_5" style:display-name="keyboard~LT~Gliederung 5" style:family="paragraph" style:parent-style-name="keyboard_7e_LT_7e_Gliederung_20_4">
      <style:paragraph-properties fo:margin-left="6.001cm" fo:margin-right="0cm" fo:margin-top="0cm" fo:margin-bottom="0.101cm" fo:text-indent="-0.6cm" style:auto-text-indent="false">
        <style:tab-stops/>
      </style:paragraph-properties>
    </style:style>
    <style:style style:name="keyboard_7e_LT_7e_Gliederung_20_6" style:display-name="keyboard~LT~Gliederung 6" style:family="paragraph" style:parent-style-name="keyboard_7e_LT_7e_Gliederung_20_5">
      <style:paragraph-properties fo:margin-left="7.2cm" fo:margin-right="0cm" fo:text-indent="-0.6cm" style:auto-text-indent="false">
        <style:tab-stops/>
      </style:paragraph-properties>
    </style:style>
    <style:style style:name="keyboard_7e_LT_7e_Gliederung_20_7" style:display-name="keyboard~LT~Gliederung 7" style:family="paragraph" style:parent-style-name="keyboard_7e_LT_7e_Gliederung_20_6">
      <style:paragraph-properties fo:margin-left="8.4cm" fo:margin-right="0cm" fo:text-indent="-0.6cm" style:auto-text-indent="false">
        <style:tab-stops/>
      </style:paragraph-properties>
    </style:style>
    <style:style style:name="keyboard_7e_LT_7e_Gliederung_20_8" style:display-name="keyboard~LT~Gliederung 8" style:family="paragraph" style:parent-style-name="keyboard_7e_LT_7e_Gliederung_20_7">
      <style:paragraph-properties fo:margin-left="9.601cm" fo:margin-right="0cm" fo:text-indent="-0.6cm" style:auto-text-indent="false">
        <style:tab-stops/>
      </style:paragraph-properties>
    </style:style>
    <style:style style:name="keyboard_7e_LT_7e_Gliederung_20_9" style:display-name="keyboard~LT~Gliederung 9" style:family="paragraph" style:parent-style-name="keyboard_7e_LT_7e_Gliederung_20_8">
      <style:paragraph-properties fo:margin-left="10.8cm" fo:margin-right="0cm" fo:text-indent="-0.6cm" style:auto-text-indent="false">
        <style:tab-stops/>
      </style:paragraph-properties>
    </style:style>
    <style:style style:name="keyboard_7e_LT_7e_Titel" style:display-name="keybo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keyboard_7e_LT_7e_Untertitel" style:display-name="keybo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Notizen" style:display-name="keybo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keyboard_7e_LT_7e_Hintergrundobjekte" style:display-name="keyboard~LT~Hintergrundobjekte" style:family="paragraph">
      <style:paragraph-properties style:text-autospace="none"/>
      <style:text-properties style:letter-kerning="true"/>
    </style:style>
    <style:style style:name="keyboard_7e_LT_7e_Hintergrund" style:display-name="keybo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1T11:14:22</meta:creation-date>
    <meta:document-statistic meta:table-count="0" meta:image-count="0" meta:object-count="0" meta:page-count="2" meta:paragraph-count="24" meta:word-count="265" meta:character-count="1662"/>
    <dc:date>2009-05-21T14:09:18</dc:date>
    <meta:editing-duration>PT00H05M14S</meta:editing-duration>
    <meta:editing-cycles>1</meta:editing-cycles>
    <meta:generator>OpenOffice.org/3.0$Unix OpenOffice.org_project/300m15$Build-9379</meta:generator>
    <meta:user-defined meta:name="Info 1"/>
    <meta:user-defined meta:name="Info 2"/>
    <meta:user-defined meta:name="Info 3"/>
    <meta:user-defined meta:name="Info 4"/>
  </office:meta>
</office:document-meta>
</file>